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7B09739C06540286E7.png" manifest:media-type="image/png"/>
  <manifest:file-entry manifest:full-path="Pictures/1000020100000556000003005C124D879BBE15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682" officeooo:paragraph-rsid="001e2682"/>
    </style:style>
    <style:style style:name="T1" style:family="text">
      <style:text-properties officeooo:rsid="001e2682"/>
    </style:style>
    <style:style style:name="T2" style:family="text">
      <style:text-properties fo:font-weight="bold" officeooo:rsid="001e268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2682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officeooo:rsid="001e2682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3"/><text:span text:style-name="T5">OS LAB 10</text:span></text:p>
      <text:p text:style-name="Standard"><text:span text:style-name="T5"/></text:p>
      <text:p text:style-name="Standard"><text:span text:style-name="T5"/></text:p>
      <text:p text:style-name="P1"><text:span text:style-name="T4">TASK (FCFS):</text:span></text:p>
      <text:p text:style-name="P1"><text:span text:style-name="T4"/></text:p>
      <text:p text:style-name="P1"><text:span text:style-name="T4">CODE:</text:span></text:p>
      <text:p text:style-name="P1"><text:span text:style-name="T4"/></text:p>
      <text:p text:style-name="P1"><draw:frame draw:style-name="fr1" draw:name="Image1" text:anchor-type="paragraph" svg:width="6.9252in" svg:height="5.4535in" draw:z-index="0"><draw:image xlink:href="Pictures/1000020100000556000003005C124D879BBE1548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OUTPUT:</text:span></text:p>
      <text:p text:style-name="P1"><text:span text:style-name="T4"/></text:p>
      <text:p text:style-name="P1"><draw:frame draw:style-name="fr2" draw:name="Image2" text:anchor-type="paragraph" svg:width="6.9252in" svg:height="3.6in" draw:z-index="1"><draw:image xlink:href="Pictures/10000201000002D90000017B09739C06540286E7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52:48.507949618</meta:creation-date>
    <dc:date>2019-12-02T10:58:07.761228195</dc:date>
    <meta:editing-duration>PT5M2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" meta:word-count="7" meta:character-count="96" meta:non-whitespace-character-count="30"/>
  </office:meta>
</office:document-meta>
</file>